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4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2" table:number-columns-repeated="4" table:default-cell-style-name="ce2"/>
        <table:table-column table:style-name="co4" table:number-columns-repeated="4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Quadra</text:p>
          </table:table-cell>
          <table:table-cell table:style-name="ce1" office:value-type="string" calcext:value-type="string">
            <text:p>Lote</text:p>
          </table:table-cell>
          <table:table-cell table:style-name="ce3" office:value-type="string" calcext:value-type="string">
            <text:p>Preço</text:p>
          </table:table-cell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undos</text:p>
          </table:table-cell>
          <table:table-cell table:style-name="ce1" office:value-type="string" calcext:value-type="string">
            <text:p>Direit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Conf. Frente</text:p>
          </table:table-cell>
          <table:table-cell table:style-name="ce1" office:value-type="string" calcext:value-type="string">
            <text:p>Conf. Fundos</text:p>
          </table:table-cell>
          <table:table-cell table:style-name="ce1" office:value-type="string" calcext:value-type="string">
            <text:p>Conf. Direita</text:p>
          </table:table-cell>
          <table:table-cell table:style-name="ce1" office:value-type="string" calcext:value-type="string">
            <text:p>Conf. Esquerda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5979" calcext:value-type="currency">
            <text:p>R$ 75.979,00</text:p>
          </table:table-cell>
          <table:table-cell office:value-type="float" office:value="722.36" calcext:value-type="float">
            <text:p>722,36</text:p>
          </table:table-cell>
          <table:table-cell office:value-type="float" office:value="699.88" calcext:value-type="float">
            <text:p>699,88</text:p>
          </table:table-cell>
          <table:table-cell office:value-type="float" office:value="660.25" calcext:value-type="float">
            <text:p>660,25</text:p>
          </table:table-cell>
          <table:table-cell office:value-type="float" office:value="419.13" calcext:value-type="float">
            <text:p>419,13</text:p>
          </table:table-cell>
          <table:table-cell office:value-type="string" calcext:value-type="string">
            <text:p>Lote C35</text:p>
          </table:table-cell>
          <table:table-cell office:value-type="string" calcext:value-type="string">
            <text:p>Lote C34</text:p>
          </table:table-cell>
          <table:table-cell office:value-type="string" calcext:value-type="string">
            <text:p>10998 Trystan Harbors Apt. 596</text:p>
          </table:table-cell>
          <table:table-cell office:value-type="string" calcext:value-type="string">
            <text:p>Lote B4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6612" calcext:value-type="currency">
            <text:p>R$ 36.612,00</text:p>
          </table:table-cell>
          <table:table-cell office:value-type="float" office:value="566.74" calcext:value-type="float">
            <text:p>566,74</text:p>
          </table:table-cell>
          <table:table-cell office:value-type="float" office:value="572.32" calcext:value-type="float">
            <text:p>572,32</text:p>
          </table:table-cell>
          <table:table-cell office:value-type="float" office:value="562.99" calcext:value-type="float">
            <text:p>562,99</text:p>
          </table:table-cell>
          <table:table-cell office:value-type="float" office:value="124.83" calcext:value-type="float">
            <text:p>124,83</text:p>
          </table:table-cell>
          <table:table-cell office:value-type="string" calcext:value-type="string">
            <text:p>267 Winfield Loaf</text:p>
          </table:table-cell>
          <table:table-cell office:value-type="string" calcext:value-type="string">
            <text:p>55533 Greenholt Curve</text:p>
          </table:table-cell>
          <table:table-cell office:value-type="string" calcext:value-type="string">
            <text:p>Lote B29</text:p>
          </table:table-cell>
          <table:table-cell office:value-type="string" calcext:value-type="string">
            <text:p>Lote A21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5845" calcext:value-type="currency">
            <text:p>R$ 45.845,00</text:p>
          </table:table-cell>
          <table:table-cell office:value-type="float" office:value="602.08" calcext:value-type="float">
            <text:p>602,08</text:p>
          </table:table-cell>
          <table:table-cell office:value-type="float" office:value="186.03" calcext:value-type="float">
            <text:p>186,03</text:p>
          </table:table-cell>
          <table:table-cell office:value-type="float" office:value="462.85" calcext:value-type="float">
            <text:p>462,85</text:p>
          </table:table-cell>
          <table:table-cell office:value-type="float" office:value="728.17" calcext:value-type="float">
            <text:p>728,17</text:p>
          </table:table-cell>
          <table:table-cell office:value-type="string" calcext:value-type="string">
            <text:p>Lote B18</text:p>
          </table:table-cell>
          <table:table-cell office:value-type="string" calcext:value-type="string">
            <text:p>28856 Jaeden Lodge</text:p>
          </table:table-cell>
          <table:table-cell office:value-type="string" calcext:value-type="string">
            <text:p>Lote A3</text:p>
          </table:table-cell>
          <table:table-cell office:value-type="string" calcext:value-type="string">
            <text:p>Lote A1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0276" calcext:value-type="currency">
            <text:p>R$ 60.276,00</text:p>
          </table:table-cell>
          <table:table-cell office:value-type="float" office:value="636.61" calcext:value-type="float">
            <text:p>636,61</text:p>
          </table:table-cell>
          <table:table-cell office:value-type="float" office:value="709.77" calcext:value-type="float">
            <text:p>709,77</text:p>
          </table:table-cell>
          <table:table-cell office:value-type="float" office:value="528.33" calcext:value-type="float">
            <text:p>528,33</text:p>
          </table:table-cell>
          <table:table-cell office:value-type="float" office:value="327.55" calcext:value-type="float">
            <text:p>327,55</text:p>
          </table:table-cell>
          <table:table-cell office:value-type="string" calcext:value-type="string">
            <text:p>114 Romaguera Ferry Apt. 148</text:p>
          </table:table-cell>
          <table:table-cell office:value-type="string" calcext:value-type="string">
            <text:p>45541 Smitham Via</text:p>
          </table:table-cell>
          <table:table-cell office:value-type="string" calcext:value-type="string">
            <text:p>9751 Reynold Brook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7731" calcext:value-type="currency">
            <text:p>R$ 77.731,00</text:p>
          </table:table-cell>
          <table:table-cell office:value-type="float" office:value="609.64" calcext:value-type="float">
            <text:p>609,64</text:p>
          </table:table-cell>
          <table:table-cell office:value-type="float" office:value="622.64" calcext:value-type="float">
            <text:p>622,64</text:p>
          </table:table-cell>
          <table:table-cell office:value-type="float" office:value="637.72" calcext:value-type="float">
            <text:p>637,72</text:p>
          </table:table-cell>
          <table:table-cell office:value-type="float" office:value="144.26" calcext:value-type="float">
            <text:p>144,26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Lote C3</text:p>
          </table:table-cell>
          <table:table-cell office:value-type="string" calcext:value-type="string">
            <text:p>Lote A20</text:p>
          </table:table-cell>
          <table:table-cell office:value-type="string" calcext:value-type="string">
            <text:p>35052 Oswald Estate Apt. 553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8321" calcext:value-type="currency">
            <text:p>R$ 48.321,00</text:p>
          </table:table-cell>
          <table:table-cell office:value-type="float" office:value="457.97" calcext:value-type="float">
            <text:p>457,97</text:p>
          </table:table-cell>
          <table:table-cell office:value-type="float" office:value="746.79" calcext:value-type="float">
            <text:p>746,79</text:p>
          </table:table-cell>
          <table:table-cell office:value-type="float" office:value="173.77" calcext:value-type="float">
            <text:p>173,77</text:p>
          </table:table-cell>
          <table:table-cell office:value-type="float" office:value="580.7" calcext:value-type="float">
            <text:p>580,7</text:p>
          </table:table-cell>
          <table:table-cell office:value-type="string" calcext:value-type="string">
            <text:p>Lote B28</text:p>
          </table:table-cell>
          <table:table-cell office:value-type="string" calcext:value-type="string">
            <text:p>88302 Streich Club Suite 143</text:p>
          </table:table-cell>
          <table:table-cell office:value-type="string" calcext:value-type="string">
            <text:p>7659 Klocko Corners</text:p>
          </table:table-cell>
          <table:table-cell office:value-type="string" calcext:value-type="string">
            <text:p>1789 Clementine Well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3690" calcext:value-type="currency">
            <text:p>R$ 83.690,00</text:p>
          </table:table-cell>
          <table:table-cell office:value-type="float" office:value="515.5" calcext:value-type="float">
            <text:p>515,5</text:p>
          </table:table-cell>
          <table:table-cell office:value-type="float" office:value="599.99" calcext:value-type="float">
            <text:p>599,99</text:p>
          </table:table-cell>
          <table:table-cell office:value-type="float" office:value="560.46" calcext:value-type="float">
            <text:p>560,46</text:p>
          </table:table-cell>
          <table:table-cell office:value-type="float" office:value="310.39" calcext:value-type="float">
            <text:p>310,39</text:p>
          </table:table-cell>
          <table:table-cell office:value-type="string" calcext:value-type="string">
            <text:p>Lote A43</text:p>
          </table:table-cell>
          <table:table-cell office:value-type="string" calcext:value-type="string">
            <text:p>77019 Luettgen Point</text:p>
          </table:table-cell>
          <table:table-cell office:value-type="string" calcext:value-type="string">
            <text:p>Lote C27</text:p>
          </table:table-cell>
          <table:table-cell office:value-type="string" calcext:value-type="string">
            <text:p>Lote A2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8199" calcext:value-type="currency">
            <text:p>R$ 88.199,00</text:p>
          </table:table-cell>
          <table:table-cell office:value-type="float" office:value="571.51" calcext:value-type="float">
            <text:p>571,51</text:p>
          </table:table-cell>
          <table:table-cell office:value-type="float" office:value="149.28" calcext:value-type="float">
            <text:p>149,28</text:p>
          </table:table-cell>
          <table:table-cell office:value-type="float" office:value="223.63" calcext:value-type="float">
            <text:p>223,63</text:p>
          </table:table-cell>
          <table:table-cell office:value-type="float" office:value="426.23" calcext:value-type="float">
            <text:p>426,23</text:p>
          </table:table-cell>
          <table:table-cell office:value-type="string" calcext:value-type="string">
            <text:p>Lote A17</text:p>
          </table:table-cell>
          <table:table-cell office:value-type="string" calcext:value-type="string">
            <text:p>9492 Wehner Lakes Suite 626</text:p>
          </table:table-cell>
          <table:table-cell office:value-type="string" calcext:value-type="string">
            <text:p>Lote B15</text:p>
          </table:table-cell>
          <table:table-cell office:value-type="string" calcext:value-type="string">
            <text:p>477 Wuckert Drives Apt. 171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4625" calcext:value-type="currency">
            <text:p>R$ 54.625,00</text:p>
          </table:table-cell>
          <table:table-cell office:value-type="float" office:value="720.72" calcext:value-type="float">
            <text:p>720,72</text:p>
          </table:table-cell>
          <table:table-cell office:value-type="float" office:value="393.95" calcext:value-type="float">
            <text:p>393,95</text:p>
          </table:table-cell>
          <table:table-cell office:value-type="float" office:value="668.52" calcext:value-type="float">
            <text:p>668,52</text:p>
          </table:table-cell>
          <table:table-cell office:value-type="float" office:value="309.43" calcext:value-type="float">
            <text:p>309,43</text:p>
          </table:table-cell>
          <table:table-cell office:value-type="string" calcext:value-type="string">
            <text:p>Lote A42</text:p>
          </table:table-cell>
          <table:table-cell office:value-type="string" calcext:value-type="string">
            <text:p>9227 Buckridge Meadows</text:p>
          </table:table-cell>
          <table:table-cell office:value-type="string" calcext:value-type="string">
            <text:p>857 Rippin Garden Apt. 946</text:p>
          </table:table-cell>
          <table:table-cell office:value-type="string" calcext:value-type="string">
            <text:p>Lote B17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8911" calcext:value-type="currency">
            <text:p>R$ 58.911,00</text:p>
          </table:table-cell>
          <table:table-cell office:value-type="float" office:value="106.96" calcext:value-type="float">
            <text:p>106,96</text:p>
          </table:table-cell>
          <table:table-cell office:value-type="float" office:value="478.24" calcext:value-type="float">
            <text:p>478,24</text:p>
          </table:table-cell>
          <table:table-cell office:value-type="float" office:value="410.3" calcext:value-type="float">
            <text:p>410,3</text:p>
          </table:table-cell>
          <table:table-cell office:value-type="float" office:value="590.75" calcext:value-type="float">
            <text:p>590,75</text:p>
          </table:table-cell>
          <table:table-cell office:value-type="string" calcext:value-type="string">
            <text:p>Lote A33</text:p>
          </table:table-cell>
          <table:table-cell office:value-type="string" calcext:value-type="string">
            <text:p>Lote A4</text:p>
          </table:table-cell>
          <table:table-cell office:value-type="string" calcext:value-type="string">
            <text:p>15998 Michael Island Suite 804</text:p>
          </table:table-cell>
          <table:table-cell office:value-type="string" calcext:value-type="string">
            <text:p>Lote C14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0902" calcext:value-type="currency">
            <text:p>R$ 60.902,00</text:p>
          </table:table-cell>
          <table:table-cell office:value-type="float" office:value="386.45" calcext:value-type="float">
            <text:p>386,45</text:p>
          </table:table-cell>
          <table:table-cell office:value-type="float" office:value="484.05" calcext:value-type="float">
            <text:p>484,05</text:p>
          </table:table-cell>
          <table:table-cell office:value-type="float" office:value="326.13" calcext:value-type="float">
            <text:p>326,13</text:p>
          </table:table-cell>
          <table:table-cell office:value-type="float" office:value="215.52" calcext:value-type="float">
            <text:p>215,52</text:p>
          </table:table-cell>
          <table:table-cell office:value-type="string" calcext:value-type="string">
            <text:p>Lote C17</text:p>
          </table:table-cell>
          <table:table-cell office:value-type="string" calcext:value-type="string">
            <text:p>Lote C24</text:p>
          </table:table-cell>
          <table:table-cell table:number-columns-repeated="2" office:value-type="string" calcext:value-type="string">
            <text:p>Lote A8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52370" calcext:value-type="currency">
            <text:p>R$ 52.370,00</text:p>
          </table:table-cell>
          <table:table-cell office:value-type="float" office:value="406.14" calcext:value-type="float">
            <text:p>406,14</text:p>
          </table:table-cell>
          <table:table-cell office:value-type="float" office:value="616.52" calcext:value-type="float">
            <text:p>616,52</text:p>
          </table:table-cell>
          <table:table-cell office:value-type="float" office:value="251.16" calcext:value-type="float">
            <text:p>251,16</text:p>
          </table:table-cell>
          <table:table-cell office:value-type="float" office:value="662.49" calcext:value-type="float">
            <text:p>662,49</text:p>
          </table:table-cell>
          <table:table-cell office:value-type="string" calcext:value-type="string">
            <text:p>Lote C7</text:p>
          </table:table-cell>
          <table:table-cell office:value-type="string" calcext:value-type="string">
            <text:p>7628 Jarret Locks Suite 677</text:p>
          </table:table-cell>
          <table:table-cell office:value-type="string" calcext:value-type="string">
            <text:p>Lote A37</text:p>
          </table:table-cell>
          <table:table-cell office:value-type="string" calcext:value-type="string">
            <text:p>37484 Von Fort</text:p>
          </table:table-cell>
          <table:table-cell office:value-type="string" calcext:value-type="string">
            <text:p>Bloque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7:01:21.7078856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5:42:31.891160194</meta:creation-date>
    <dc:date>2020-11-03T17:03:59.157989737</dc:date>
    <meta:editing-duration>PT1H58M57S</meta:editing-duration>
    <meta:editing-cycles>6</meta:editing-cycles>
    <meta:generator>LibreOffice/6.4.6.2$Linux_X86_64 LibreOffice_project/40$Build-2</meta:generator>
    <meta:document-statistic meta:table-count="1" meta:cell-count="156" meta:object-count="0"/>
  </office:meta>
</office:document-meta>
</file>